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9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Demo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Psw</text:p>
          </table:table-cell>
          <table:table-cell table:style-name="Default" office:value-type="string" calcext:value-type="string">
            <text:p>Ftp</text:p>
          </table:table-cell>
        </table:table-row>
        <table:table-row table:style-name="ro2">
          <table:table-cell table:style-name="ce1" office:value-type="string" calcext:value-type="string">
            <text:p> Demo Admin :- <text:a xlink:href="https://demoboutiquemags.ebusinessguru.net/admin483" xlink:type="simple">https://demoboutiquemags.ebusinessguru.net/admin483</text:a></text:p>
          </table:table-cell>
          <table:table-cell table:style-name="ce1" office:value-type="string" calcext:value-type="string">
            <text:p>ebusines</text:p>
          </table:table-cell>
          <table:table-cell table:style-name="ce1" office:value-type="string" calcext:value-type="string">
            <text:p>Y=6U-tE,ecGb</text:p>
          </table:table-cell>
          <table:table-cell office:value-type="string" calcext:value-type="string">
            <text:p>Username : demoboutiquemags <text:s text:c="35"/>Password <text:s/>: RkYZRn6A3A1hFA3 <text:s text:c="41"/>Host <text:s text:c="9"/>: 3.8.81.150</text:p>
          </table:table-cell>
        </table:table-row>
        <table:table-row table:style-name="ro1">
          <table:table-cell table:style-name="ce1" office:value-type="string" calcext:value-type="string">
            <text:p>Demo :- <text:a xlink:href="https://demoboutiquemags.ebusinessguru.net/" xlink:type="simple">https://demoboutiquemags.ebusinessguru.net</text:a>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<text:span text:style-name="T1">Live :- </text:span><text:span text:style-name="T1"><text:a xlink:href="https://www.boutiquemags.com/" xlink:type="simple"> </text:a></text:span><text:span text:style-name="T1"><text:a xlink:href="https://www.boutiquemags.com/" xlink:type="simple"> </text:a></text:span><text:span text:style-name="T2"><text:a xlink:href="https://www.boutiquemags.com/" xlink:type="simple">https://www.boutiquemags.com</text:a>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emo =&gt; <text:a xlink:href="http://m23.jamaligarden.com/" xlink:type="simple">http://m23.jamaligarden.com</text:a>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Demo Admin =&gt; <text:a xlink:href="https://m23.jamaligarden.com/admin483" xlink:type="simple">https://m23.jamaligarden.com/admin483</text:a></text:p>
          </table:table-cell>
          <table:table-cell office:value-type="string" calcext:value-type="string">
            <text:p>ebusines</text:p>
          </table:table-cell>
          <table:table-cell office:value-type="string" calcext:value-type="string">
            <text:p>D"?vzJn[4:Kr</text:p>
          </table:table-cell>
          <table:table-cell office:value-type="string" calcext:value-type="string">
            <text:p>Username : m23 <text:s text:c="58"/>Password <text:s/>: LywNuWTfBzBs6MUz <text:s text:c="41"/>Host <text:s text:c="9"/>: 5.189.145.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3:55:44.800368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10:14:59.046579574</meta:creation-date>
    <meta:generator>LibreOffice/6.0.7.3$Linux_X86_64 LibreOffice_project/00m0$Build-3</meta:generator>
    <dc:date>2023-02-01T14:00:20.290505613</dc:date>
    <meta:editing-duration>PT4H48M48S</meta:editing-duration>
    <meta:editing-cycles>3</meta:editing-cycles>
    <meta:document-statistic meta:table-count="1" meta:cell-count="15" meta:object-count="0"/>
  </office:meta>
</office:document-meta>
</file>